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431ef" officeooo:paragraph-rsid="000431e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56305" officeooo:paragraph-rsid="00056305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03eaa" officeooo:paragraph-rsid="00003ea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03eaa" officeooo:paragraph-rsid="00003ea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19cf3" officeooo:paragraph-rsid="000262f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19cf3" officeooo:paragraph-rsid="00019cf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69c08" officeooo:paragraph-rsid="00069c0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03eaa" officeooo:paragraph-rsid="00003ea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officeooo:rsid="00019cf3" officeooo:paragraph-rsid="00019cf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262fd" officeooo:paragraph-rsid="000262fd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431ef" officeooo:paragraph-rsid="000431ef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576f1" officeooo:paragraph-rsid="000576f1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64c45" officeooo:paragraph-rsid="00064c45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64c45" officeooo:paragraph-rsid="00069c08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0431ef" officeooo:paragraph-rsid="000431e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0576f1" officeooo:paragraph-rsid="000576f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064c45" officeooo:paragraph-rsid="00064c4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069c08" officeooo:paragraph-rsid="00069c0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431ef" officeooo:paragraph-rsid="000431e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056305" officeooo:paragraph-rsid="0005630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069c08" officeooo:paragraph-rsid="00069c08" style:font-size-asian="14pt" style:font-weight-asian="normal" style:font-size-complex="14pt" style:font-weight-complex="normal"/>
    </style:style>
    <style:style style:name="T1" style:family="text">
      <style:text-properties officeooo:rsid="000262fd"/>
    </style:style>
    <style:style style:name="T2" style:family="text">
      <style:text-properties officeooo:rsid="000431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6305"/>
    </style:style>
    <style:style style:name="T5" style:family="text">
      <style:text-properties officeooo:rsid="0005c02b"/>
    </style:style>
    <style:style style:name="T6" style:family="text">
      <style:text-properties officeooo:rsid="00080f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SAN CARLOS DE GUATEMALA</text:p>
      <text:p text:style-name="P8">ESCUELA DE CIENCIAS Y SISTEMAS</text:p>
      <text:p text:style-name="P8">MANEJO E IMPLEMENTACIÓN DE ARCHIVOS</text:p>
      <text:p text:style-name="P8"/>
      <text:p text:style-name="P4">MANUAL TÉCNICO</text:p>
      <text:p text:style-name="P9"/>
      <text:p text:style-name="P6">Objetivo General</text:p>
      <text:p text:style-name="P10">Manejo de Archivos binarios simulando discos las cuales simulan particiones asi como eliminación de particiones y ajustes. Las cuales se pueden comprobar por medio de reportes.</text:p>
      <text:p text:style-name="P10"/>
      <text:p text:style-name="P5">Objetivo <text:span text:style-name="T1">Específicos</text:span></text:p>
      <text:p text:style-name="P10">Efectuar creación de discos,eliminación de discos por medio de comandos <text:span text:style-name="T2">así</text:span> como el manejo de <text:span text:style-name="T2">información</text:span> dentro de los disco por medio de <text:span text:style-name="T2">la realización correcta de los ajustes</text:span></text:p>
      <text:p text:style-name="P10"/>
      <text:p text:style-name="P10"/>
      <text:p text:style-name="P2"><text:span text:style-name="T3">RAID</text:span></text:p>
      <text:p text:style-name="P20">Al crear discos en nuestro computador este realiza una copia exacta como respaldo haciendo un raid 1.</text:p>
      <text:p text:style-name="P20"/>
      <text:p text:style-name="P1"><text:span text:style-name="T3">Descripción de Comandos</text:span></text:p>
      <text:p text:style-name="P19">Creación de Discos (MKDISK)</text:p>
      <text:p text:style-name="P11">Este comando nos permitirá crear discos dentro de nuestro computador los cuales debera tener los siguientes comandos</text:p>
      <text:p text:style-name="P11"/>
      <text:p text:style-name="P11">Size: Este parámetro recibirá un número que indicará el tamaño del disco a crear. </text:p>
      <text:p text:style-name="P11">Fit: Opcional Indicará el ajuste que utilizará el disco para crear las particiones dentro del disco.</text:p>
      <text:p text:style-name="P11">Unit: Opcional Este parámetro recibirá una letra que indicará las unidades que utilizará el parámetro size.</text:p>
      <text:p text:style-name="P11">Path: Obligatorio Este parámetro será la ruta en el que se creará el archivo que representará el disco duro. </text:p>
      <text:p text:style-name="P11"/>
      <text:p text:style-name="P11"/>
      <text:p text:style-name="P15">Eliminacion de Discos (RMDISK)</text:p>
      <text:p text:style-name="P11">Este comando nos permitira eliminar discos dentro de nuestro computador los cuales debera tener los siguientes comandos para su <text:span text:style-name="T4">realización</text:span></text:p>
      <text:p text:style-name="P11"/>
      <text:p text:style-name="P11"><text:span text:style-name="T4">P</text:span>ath: Obligatorio Este parámetro será la ruta en el que se eliminará <text:span text:style-name="T4">e</text:span>l archivo que representará el disco duro. </text:p>
      <text:p text:style-name="P11"><text:soft-page-break/></text:p>
      <text:p text:style-name="P11"/>
      <text:p text:style-name="P11"/>
      <text:p text:style-name="P16">Manejo de Particiones (FDISK)</text:p>
      <text:p text:style-name="P12">Este comando administra las particiones en el archivo que representa al disco</text:p>
      <text:p text:style-name="P12">duro <text:span text:style-name="T5">para manejar las particiones tendra los siguientes comando -size Obligatorio al</text:span></text:p>
      <text:p text:style-name="P12">crear</text:p>
      <text:p text:style-name="P12"/>
      <text:p text:style-name="P12"><text:span text:style-name="T5">U</text:span>nit: Opcional Este parámetro recibirá una letra que indicará las unidades que utilizará el parámetro size. </text:p>
      <text:p text:style-name="P12"><text:span text:style-name="T5">P</text:span>ath: Obligatorio Este parámetro será la ruta en la que se encuentra el disco en el que se creará la partición. </text:p>
      <text:p text:style-name="P12"><text:span text:style-name="T5">T</text:span>ype: Opcional Indicará que tipo de partición se creará. </text:p>
      <text:p text:style-name="P12"><text:span text:style-name="T5">Fi</text:span>t: Opcional Indicará el ajuste que utilizará la partición paraasignar espacio en la segunda fase del proyecto.</text:p>
      <text:p text:style-name="P12"><text:span text:style-name="T5">D</text:span>elete: Opcional Este parámetro indica que se eliminará unapartición. </text:p>
      <text:p text:style-name="P12"><text:span text:style-name="T5">N</text:span>ame: Obligatorio Indicará el nombre de la partición. </text:p>
      <text:p text:style-name="P12"><text:span text:style-name="T5">A</text:span>dd: Opcional Este parámetro se utilizará para agregar o quitar espacio de la partición. </text:p>
      <text:p text:style-name="P12"/>
      <text:p text:style-name="P12"/>
      <text:p text:style-name="P17">Montar Particiones (MOUNT)</text:p>
      <text:p text:style-name="P13">Este comando montará una partición del disco en el sistema.</text:p>
      <text:p text:style-name="P13">Path: Este parámetro será la ruta en la que se encuentra el disco que se montará en el sistema</text:p>
      <text:p text:style-name="P13">Name: Obligatorio Indica el nombre de la partición a cargar.</text:p>
      <text:p text:style-name="P13"/>
      <text:p text:style-name="P13"/>
      <text:p text:style-name="P17">Desmontar Particiones (UNMOUNT)</text:p>
      <text:p text:style-name="P14">Este comando montará una partición del disco en el sistema.</text:p>
      <text:p text:style-name="P14"/>
      <text:p text:style-name="P14"/>
      <text:p text:style-name="P7">Estrategias de <text:span text:style-name="T6">colocación</text:span></text:p>
      <text:p text:style-name="P18">Primer Ajuste</text:p>
      <text:p text:style-name="P21">Asigna el primer espacio lo suficientemente grande para satisfacer la petición.</text:p>
      <text:p text:style-name="P18">Mejor Ajuste</text:p>
      <text:p text:style-name="P21">Asigna el espacio más pequeño que mejor se ajuste al espacio necesitado, se debe</text:p>
      <text:p text:style-name="P21">buscar en toda la lista.</text:p>
      <text:p text:style-name="P18">Peor Ajuste</text:p>
      <text:p text:style-name="P21">Asigna el espacio mayor, se debe realizar una búsqueda completa por toda la lista de</text:p>
      <text:p text:style-name="P21">espacio. Este Ajuste deja mayor fragmentación externa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23:29:53.604651256</meta:creation-date>
    <dc:date>2020-02-26T16:16:57.821061884</dc:date>
    <meta:editing-duration>PT19M22S</meta:editing-duration>
    <meta:editing-cycles>7</meta:editing-cycles>
    <meta:generator>LibreOffice/6.3.4.2$Linux_X86_64 LibreOffice_project/30$Build-2</meta:generator>
    <meta:document-statistic meta:table-count="0" meta:image-count="0" meta:object-count="0" meta:page-count="2" meta:paragraph-count="46" meta:word-count="465" meta:character-count="2961" meta:non-whitespace-character-count="2533"/>
  </office:meta>
</office:document-meta>
</file>